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</style:style>
    <style:style style:name="P2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3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language="en" fo:country="US"/>
    </style:style>
    <style:style style:name="P6" style:family="paragraph" style:parent-style-name="Normal">
      <style:paragraph-properties fo:text-align="justify" style:justify-single-word="false"/>
      <style:text-properties fo:color="#000000" style:font-name="Times New Roman" fo:font-size="12pt" fo:language="en" fo:country="GB" fo:font-weight="normal"/>
    </style:style>
    <style:style style:name="P7" style:family="paragraph" style:parent-style-name="Normal">
      <style:text-properties fo:color="#000000" style:font-name="DejaVu Sans Mono" fo:font-size="10pt" fo:language="en" fo:country="US" fo:font-weight="normal"/>
    </style:style>
    <style:style style:name="P8" style:family="paragraph" style:parent-style-name="Normal">
      <style:paragraph-properties fo:text-align="justify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Normal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  <style:text-properties fo:language="en" fo:country="US"/>
    </style:style>
    <style:style style:name="P11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2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4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5" style:family="paragraph" style:parent-style-name="Text_20_body">
      <style:paragraph-properties fo:text-align="justify" style:justify-single-word="false"/>
      <style:text-properties fo:language="en" fo:country="US"/>
    </style:style>
    <style:style style:name="P16" style:family="paragraph" style:parent-style-name="Preformatted_20_Text">
      <style:text-properties fo:font-variant="normal" fo:text-transform="none" fo:color="#000000" fo:font-size="10pt" fo:language="en" fo:country="US" fo:font-weight="normal"/>
    </style:style>
    <style:style style:name="P17" style:family="paragraph" style:parent-style-name="Preformatted_20_Text">
      <style:text-properties fo:color="#000000" style:font-name="DejaVu Sans Mono" fo:font-size="10pt" fo:language="en" fo:country="US" fo:font-weight="normal"/>
    </style:style>
    <style:style style:name="P18" style:family="paragraph" style:parent-style-name="Standard" style:list-style-name="L1">
      <style:paragraph-properties fo:margin-left="0.2in" fo:margin-right="0in" fo:text-align="justify" style:justify-single-word="false" fo:text-indent="0in" style:auto-text-indent="false"/>
      <style:text-properties fo:language="en" fo:country="US"/>
    </style:style>
    <style:style style:name="P19" style:family="paragraph" style:parent-style-name="Standard" style:list-style-name="L2">
      <style:paragraph-properties fo:margin-left="0.2in" fo:margin-right="0in" fo:text-align="justify" style:justify-single-word="false" fo:text-indent="0in" style:auto-text-indent="false"/>
      <style:text-properties fo:language="en" fo:country="US"/>
    </style:style>
    <style:style style:name="P20" style:family="paragraph" style:parent-style-name="Standard" style:list-style-name="L3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21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fo:color="#000000" style:font-name="Liberation Serif1" fo:font-size="12pt" fo:language="en" fo:country="US" fo:font-weight="normal"/>
    </style:style>
    <style:style style:name="T2" style:family="text">
      <style:text-properties fo:color="#000000" style:font-name="Times New Roman" fo:font-size="12pt" fo:language="en" fo:country="GB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min-label-width="0.3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min-label-width="0.3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1">SEP #128: New function bitshift.</text:p>
        <text:p text:style-name="P12"/>
        <text:p text:style-name="P9"/>
        <text:p text:style-name="P9">Version: 1.0</text:p>
        <text:p text:style-name="P9">Author: Paul Bignier</text:p>
        <text:p text:style-name="P9">Review: </text:p>
        <text:p text:style-name="P9">Commented: </text:p>
        <text:p text:style-name="P9">State:</text:p>
        <text:p text:style-name="P9">Scilab-Version: 5.5.0</text:p>
        <text:p text:style-name="P9">Created: Oct 15th 2013</text:p>
        <text:p text:style-name="P12"/>
        <text:p text:style-name="P9"/>
        <text:p text:style-name="P10">Abstract</text:p>
        <text:p text:style-name="P8">The aim of this SEP is to motivate the introduction of the bitshift function.</text:p>
        <text:p text:style-name="P9"/>
        <text:p text:style-name="P10">Rationale</text:p>
        <text:p text:style-name="P9">bitshift exists in Matlab, it is used to shift a specific number of bits of an input. In the two input arguments of bitshift(data, n):</text:p>
        <text:list xml:id="list8280362191" text:style-name="L1">
          <text:list-item>
            <text:p text:style-name="P18">‘data’ represents the input to be shifted (matrix of integers)</text:p>
          </text:list-item>
        </text:list>
        <text:list xml:id="list520238602" text:style-name="L2">
          <text:list-item>
            <text:p text:style-name="P19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4"/>
        <text:p text:style-name="P5">Rounding: the result for the odd elements of data is always truncated., so bitshift(11, <text:s/>-1) returns 5 and bitshift(-11, -1) returns -5 because 11/2 = 5.5.</text:p>
        <text:p text:style-name="P5"/>
        <text:p text:style-name="P5">Circularity: the third input argument of bitshift(., ., mode) sets the behavior in case of overflow / underflow. If mode = “wrap” (default), then bitshift proceeds circularly , so bitshift(int8(63), int8(1)) returns 126 (still in the range of int8 type) and bitshift(int8(64), int8(1)) returns -128 ( = int8(128)). Otherwise, if mode = “drop”, then bitshift caps the result at the maximum (resp minimum)</text:p>
        <text:p text:style-name="P13">value of the concerned integer type, so <text:span text:style-name="T1">bitshift(int8(70), int8(1), “drop”) returns </text:span>127, the maximum int8 value.</text:p>
        <text:p text:style-name="P13"/>
        <text:p text:style-name="P13">bitshift accepts heterogeneous types. The result always has the size of the largest argument and the type of the first one. So bitshift(int32(2^10), int8([3 -3])) returns int32([2^13 2^7]) (type of argument #1 and size of the largest: argument #2).</text:p>
        <text:p text:style-name="P13"/>
        <text:p text:style-name="P13">Because bitshift is based on the C bitwise operators, it is not yet possible to handle the overflows / underflows “drop” mode for int32 type.</text:p>
        <text:p text:style-name="P13"/>
        <text:p text:style-name="P14">Calling Sequence</text:p>
        <text:p text:style-name="P3">The available calling sequence is:</text:p>
        <text:p text:style-name="P1"/>
        <text:p text:style-name="P2"><text:span text:style-name="T2">res </text:span>= bitshift(data, n, mode)</text:p>
        <text:p text:style-name="P6"/>
        <text:p text:style-name="P11"><text:soft-page-break/>Example Usage</text:p>
        <text:p text:style-name="P16">res = bitshift(2^10, 1) // res = 2^11</text:p>
        <text:p text:style-name="P16">res = bitshift(2^10, -1) // res = 2^9</text:p>
        <text:p text:style-name="P17">res = bitshift(int8(70), int8(1), “drop”) // res = 127</text:p>
        <text:p text:style-name="P17">res = bitshift(-int8(70), int8(1), ”drop") // res = -128</text:p>
        <text:p text:style-name="P7"/>
        <text:p text:style-name="P10">Changelog</text:p>
        <text:list xml:id="list1459911165" text:style-name="L3">
          <text:list-item>
            <text:p text:style-name="P20">– Initial Revision</text:p>
          </text:list-item>
        </text:list>
        <text:p text:style-name="P10">Copyright</text:p>
        <text:p text:style-name="P1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OpenSymbol"/>
    </style:style>
    <style:style style:name="Internet_20_link_5f_text_5f_text_5f_text_5f_text_5f_text_5f_text_5f_text_5f_text_5f_text_5f_text_5f_text_5f_text_5f_text" style:display-name="Internet link_text_text_text_text_text_text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" style:display-name="Teletype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" style:display-name="Bullet Symbols_text_text_text_text_text_text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_5f_text_5f_text_5f_text_5f_text" style:display-name="Source Text_text_text_text_text_text_text_text_text_text_text_text_text_text_text_text_text_text_text" style:family="text">
      <style:text-properties style:font-name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4-02-18T15:26:45</dc:date>
    <meta:editing-duration>P0D</meta:editing-duration>
    <meta:editing-cycles>2</meta:editing-cycles>
    <meta:document-statistic meta:table-count="0" meta:image-count="0" meta:object-count="0" meta:page-count="2" meta:paragraph-count="31" meta:word-count="345" meta:character-count="2094" meta:non-whitespace-character-count="1779"/>
  </office:meta>
</office:document-meta>
</file>